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fo:language="ru" fo:country="RU" officeooo:rsid="0003e2f5" officeooo:paragraph-rsid="0003e2f5"/>
    </style:style>
    <style:style style:name="P2" style:family="paragraph" style:parent-style-name="_5f_text">
      <style:text-properties fo:language="ru" fo:country="RU" officeooo:rsid="0006828a" officeooo:paragraph-rsid="0006828a"/>
    </style:style>
    <style:style style:name="P3" style:family="paragraph" style:parent-style-name="_5f_heading_5f_2" style:master-page-name="Standard">
      <style:paragraph-properties style:page-number="auto"/>
    </style:style>
    <style:style style:name="P4" style:family="paragraph" style:parent-style-name="_5f_text">
      <style:text-properties officeooo:paragraph-rsid="000b6f4b"/>
    </style:style>
    <style:style style:name="P5" style:family="paragraph" style:parent-style-name="_5f_text">
      <style:text-properties officeooo:rsid="000b6f4b" officeooo:paragraph-rsid="000b6f4b"/>
    </style:style>
    <style:style style:name="P6" style:family="paragraph" style:parent-style-name="_5f_text">
      <style:text-properties officeooo:paragraph-rsid="000b85d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872f"/>
    </style:style>
    <style:style style:name="T3" style:family="text">
      <style:text-properties fo:language="en" fo:country="US" officeooo:rsid="000b85d1"/>
    </style:style>
    <style:style style:name="T4" style:family="text">
      <style:text-properties style:font-name="Consolas" fo:font-size="9pt" fo:language="en" fo:country="US" fo:font-weight="normal" officeooo:rsid="0007a57a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b85d1"/>
    </style:style>
    <style:style style:name="T7" style:family="text">
      <style:text-properties officeooo:rsid="000b85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Установка <text:span text:style-name="T1">git</text:span></text:p>
      <text:p text:style-name="P1">Качаем <text:a xlink:type="simple" xlink:href="https://git-scm.com/download/win" text:style-name="Internet_20_link" text:visited-style-name="Visited_20_Internet_20_Link">https://git-scm.com/download/win</text:a></text:p>
      <text:p text:style-name="_5f_heading_5f_4">Обязательная настройка после установки</text:p>
      <text:p text:style-name="P1">Имя и ящик</text:p>
      <text:p text:style-name="_5f_code">git config --global user.name "Valeri Klimov"</text:p>
      <text:p text:style-name="_5f_code">git config --global user.email "va-klimov@mail.ru"</text:p>
      <text:p text:style-name="P1">Показывать кириллицу вместо цифр в названии файлов</text:p>
      <text:p text:style-name="_5f_code">git config --global core.quotepath false</text:p>
      <text:p text:style-name="P1">Отключение преобразование концов строк linux → windows </text:p>
      <text:p text:style-name="P1">git config --global core.autocrlf false</text:p>
      <text:p text:style-name="P1">Редактор для Notepad++ для commit. </text:p>
      <text:p text:style-name="P1">-multiInst запустить ещё один экземпляр Notepad++</text:p>
      <text:p text:style-name="P1">-notabbar отключить вкладку интерфейс</text:p>
      <text:p text:style-name="P1">-nosession <text:s/>без загрузки предыдущей сессии</text:p>
      <text:p text:style-name="P1">-noPlugin <text:s/>без загрузки плагинов</text:p>
      <text:p text:style-name="_5f_code">git config --global core.editor "'c:\Program Files (x86)\Notepad++\notepad++.exe' -multiInst -notabbar -nosession -noPlugin"</text:p>
      <text:p text:style-name="_5f_text">На гитхаб заводим новый репозиторий</text:p>
      <text:p text:style-name="_5f_text">Создание нового репозитория</text:p>
      <text:p text:style-name="_5f_code">echo "# next" &gt;&gt; README.md</text:p>
      <text:p text:style-name="_5f_code">git init</text:p>
      <text:p text:style-name="_5f_code">git add .</text:p>
      <text:p text:style-name="_5f_code">git commit</text:p>
      <text:p text:style-name="_5f_code">git branch -M master</text:p>
      <text:p text:style-name="_5f_code">git remote add origin git@github.com:HarmonySearch/next.git</text:p>
      <text:p text:style-name="_5f_code">git push -u origin master<text:bookmark text:name="_GoBack"/></text:p>
      <text:p text:style-name="_5f_text">Пропихнуть существующий</text:p>
      <text:p text:style-name="_5f_code">git remote add origin git@github.com:HarmonySearch/next.git</text:p>
      <text:p text:style-name="_5f_code">git branch -M master</text:p>
      <text:p text:style-name="_5f_code">git push -u origin master</text:p>
      <text:p text:style-name="_5f_text">Создание локального репозитория</text:p>
      <text:p text:style-name="_5f_text">Запускаем GIT Bash. Переходим в папке с программой и создаем в папке .git пустую базу данных GIT, которая находится.</text:p>
      <text:p text:style-name="_5f_text">git init c:/cloud_mail/_КОДИНГ/phenix</text:p>
      <text:p text:style-name="_5f_text">Снимок базы</text:p>
      <text:p text:style-name="_5f_text">Индексируем файлы</text:p>
      <text:p text:style-name="_5f_text">git add .</text:p>
      <text:p text:style-name="_5f_text">Помещаем индексированные файлы в локальный репозиторий</text:p>
      <text:p text:style-name="_5f_text">git commit</text:p>
      <text:p text:style-name="_5f_heading_5f_1">Удаленное хранилище</text:p>
      <text:p text:style-name="_5f_heading_5f_3">Создание нового ключа SSH</text:p>
      <text:p text:style-name="_5f_text">Откройте <text:span text:style-name="_5f_bold">Git Bash</text:span> . Вставьте текст ниже, подставив свой адрес электронной почты на <text:span text:style-name="_5f_bold">GitHub</text:span>.</text:p>
      <text:p text:style-name="_5f_code">$ ssh-keygen -t rsa -b 4096 -C "<text:span text:style-name="T4">va-klimov@mail.ru</text:span>"</text:p>
      <text:p text:style-name="_5f_text">Это создает новый ключ ssh, используя указанный адрес электронной почты в качестве метки.</text:p>
      <text:p text:style-name="_5f_text"/>
      <text:p text:style-name="_5f_code"><text:soft-page-break/>&gt; Generating public/private rsa key pair.</text:p>
      <text:p text:style-name="_5f_text">Когда вам будет предложено «Введите файл, в котором нужно сохранить ключ», нажмите Enter. Это принимает расположение файла по умолчанию.</text:p>
      <text:p text:style-name="_5f_code">&gt; Enter a file in which to save the key (/c/Users/you/.ssh/id_rsa):[Press enter]</text:p>
      <text:p text:style-name="_5f_text">В командной строке введите безопасную парольную фразу. Для получения дополнительной информации см. «Работа с ключевыми ключевыми фразами SSH» .</text:p>
      <text:p text:style-name="_5f_code">&gt; Enter passphrase (empty for no passphrase): [Type a passphrase]</text:p>
      <text:p text:style-name="_5f_code">&gt; Enter same passphrase again: [Type passphrase again]</text:p>
      <text:p text:style-name="_5f_heading_5f_3">Добавление вашего SSH-ключа в ssh-agent</text:p>
      <text:p text:style-name="_5f_text">Перед добавлением нового SSH-ключа в ssh-agent для управления вашими ключами вы должны были проверить существующие SSH-ключи и сгенерировать новый SSH-ключ .</text:p>
      <text:p text:style-name="_5f_text">Если у вас установлен GitHub Desktop , вы можете использовать его для клонирования репозиториев и не работать с ключами SSH.</text:p>
      <text:p text:style-name="_5f_text">Убедитесь, что ssh-agent запущен. Вы можете использовать инструкции «Автоматический запуск ssh-agent» в « Работа с ключевыми ключевыми фразами SSH » или запустить его вручную:</text:p>
      <text:p text:style-name="_5f_code">eval `ssh-agent -s`</text:p>
      <text:p text:style-name="_5f_code">&gt; Agent pid 59566</text:p>
      <text:p text:style-name="_5f_text">Добавьте свой закрытый ключ SSH в ssh-agent.</text:p>
      <text:p text:style-name="_5f_code">$ ssh-add ~/.ssh/id_rsa</text:p>
      <text:p text:style-name="_5f_heading_5f_3">Добавьте ключ SSH в свою учетную запись GitHub .</text:p>
      <text:p text:style-name="P5">Выводим на экран <text:span text:style-name="T6">ключь и копируем его</text:span></text:p>
      <text:p text:style-name="_5f_code">cat ~/.ssh/id_rsa.pub</text:p>
      <text:p text:style-name="P6"><text:span text:style-name="T7">Заходим на </text:span><text:span text:style-name="T3">GITHUB Setting SSH and GPG keys </text:span><text:span text:style-name="T6">и вставляем ключ.</text:span></text:p>
      <text:p text:style-name="_5f_text"/>
      <text:p text:style-name="P4">Делаем</text:p>
      <text:p text:style-name="_5f_text">- На gitlab.com. Логонимся SanMaster/ zaq123edc. Добавляем новый репозиторий по названию папки.</text:p>
      <text:p text:style-name="_5f_text">- В GIT Bash перейти в рабочую папку, иначе выдаст ошибку:</text:p>
      <text:p text:style-name="_5f_text"/>
      <text:p text:style-name="_5f_code">cd c:/cloud_mail/_КОДИНГ/phenix</text:p>
      <text:p text:style-name="_5f_text">- Установить переменную origin адрес удаленного репозитория. </text:p>
      <text:p text:style-name="_5f_code">git remote add origin https://gitlab.com/SanMaster/phenix.git</text:p>
      <text:p text:style-name="P2">Посмотреть <text:span text:style-name="T1">origin</text:span></text:p>
      <text:p text:style-name="_5f_code">git remote -<text:span text:style-name="T2">v</text:span></text:p>
      <text:p text:style-name="_5f_text">Отправить в хранилище.</text:p>
      <text:p text:style-name="_5f_text"/>
      <text:p text:style-name="_5f_text"/>
      <text:p text:style-name="_5f_text">-u</text:p>
      <text:p text:style-name="_5f_text">--set-upstream</text:p>
      <text:p text:style-name="_5f_text">For every branch that is up to date or successfully pushed, add upstream (tracking) reference, used by argument-less git-pull[1] and other commands. For more information, see branch.&lt;name&gt;.merge in git-config[1].</text:p>
      <text:p text:style-name="_5f_text">git push origin</text:p>
      <text:p text:style-name="_5f_text">или</text:p>
      <text:p text:style-name="_5f_text">git push https://gitlab.com/SanMaster/phenix.git</text:p>
      <text:p text:style-name="_5f_text">Ещё точнее</text:p>
      <text:p text:style-name="_5f_text">git push --set-upstream https://gitlab.com/SanMaster/call.git master</text:p>
      <text:p text:style-name="_5f_text"><text:soft-page-break/>Забрать из хранилища</text:p>
      <text:p text:style-name="_5f_text">git pull origin</text:p>
      <text:p text:style-name="_5f_text">Где хранить</text:p>
      <text:p text:style-name="_5f_text">Если один разработчик, то в любом облаке. Нет необходимости куда-то скидывать репозиторий. Минус в том, что можно случайно удалить папку вместе с репозиторием.</text:p>
      <text:p text:style-name="_5f_text">Если несколько разработчиков, то хранить на удаленном сервере.</text:p>
      <text:p text:style-name="_5f_text">Основная концепция GIT</text:p>
      <text:p text:style-name="_5f_text">GIT репозиторий это база данных мгновенных снимков файлов в каталоге.</text:p>
      <text:p text:style-name="_5f_text">Любое изменение в файле изменяет его хеш. Это является признаком изменений в файле.</text:p>
      <text:p text:style-name="_5f_text">Две основные операции: считаем хеш файлов и потом у кого он изменился по сравнению с последним снимком — кладем в репозиторий.</text:p>
      <text:p text:style-name="_5f_text">Репозиторий находится в той же папке в скрытой папке .git.</text:p>
      <text:p text:style-name="_5f_text">Изменяем → Хешируем → Грузим в базу.</text:p>
      <text:p text:style-name="_5f_text">Что такое удаленное хранилище</text:p>
      <text:p text:style-name="_5f_text">Что такое удаленное хранилище?</text:p>
      <text:p text:style-name="_5f_text">Это копия папки .git на удаленном компьютере.</text:p>
      <text:p text:style-name="_5f_text">Можно ли под репозиторий использовать обычный сервер?</text:p>
      <text:p text:style-name="_5f_text">Можно. Git умеет работать с четырьмя сетевыми протоколами для передачи данных: локальный, Secure Shell (SSH), Git и HTTP.</text:p>
      <text:p text:style-name="_5f_text">Локальный — можно делать копию на любом компьютере в локальной сети Windows или Linux. Основной недостаток — недоступна работа через интернет.</text:p>
      <text:p text:style-name="_5f_text">$ git clone /opt/git/project.git</text:p>
      <text:p text:style-name="_5f_text">SSH — это протокол есть на любом сервере. Недостаток — нет анонимности. Все пользователи должны иметь доступ к серверу.</text:p>
      <text:p text:style-name="_5f_text">$ git clone ssh://user@server:project.git</text:p>
      <text:p text:style-name="_5f_text">Git. Недостатки. Нужно ставить службу git. Очень сложный в настройке протокол.</text:p>
      <text:p text:style-name="_5f_text">HTTP/S. Недостаток повышенная нагрузка на сеть.</text:p>
      <text:p text:style-name="_5f_text">$ git clone http://example.com/gitproject.git</text:p>
      <text:p text:style-name="_5f_text">Каждый снимок имеет дату и связан с другими снимками связями, больше похожими не на дерево а на железнодорожный <text:s/></text:p>
      <text:p text:style-name="_5f_text">Все зависит от потребностей. Если нет необходимости работать на удаленном хранилище через WEB интерфейс, то под репозиторий можно использовать абсолютно любое надежное удаленное хранилище. Фактически на удаленном сервера хранится папка с GIT базой данных — локальная копия такой же базы на локальнм компе. В частности, комагда clone делает копию удаленной базы на локальном компе.</text:p>
      <text:p text:style-name="_5f_text">Вся дальнейшая работа связана с отсылкой и приемом из базы снимков <text:s/></text:p>
      <text:p text:style-name="_5f_text">Сколько места на сайте под репозитории?</text:p>
      <text:p text:style-name="_5f_text"/>
      <text:p text:style-name="_5f_text"/>
      <text:p text:style-name="_5f_text">Если репозиторий уже имеется</text:p>
      <text:p text:style-name="_5f_text">Адрес репозитория с сайта - https://bitbucket.org/SanMaster/order</text:p>
      <text:p text:style-name="_5f_text">$ git remote add bitbucket https://SanMaster@bitbucket.org/SanMaster/order</text:p>
      <text:p text:style-name="_5f_text">$ git remote -v</text:p>
      <text:p text:style-name="_5f_text">bitbucket https://SanMaster@bitbucket.org/SanMaster/order (fetch)</text:p>
      <text:p text:style-name="_5f_text">bitbucket https://SanMaster@bitbucket.org/SanMaster/order (push)</text:p>
      <text:p text:style-name="_5f_text"/>
      <text:p text:style-name="_5f_text">Git Gui + Git Bash</text:p>
      <text:p text:style-name="_5f_text">Будем использовать Git Bash и Git Gui. Нужно взять всё лучшее от каждой программы.</text:p>
      <text:p text:style-name="_5f_text">Добавляем пользователя и мыло: Valery Klimov / va-klimov@mail.ru. Utf-8 по умолчанию.</text:p>
      <text:p text:style-name="_5f_text">Git Gui: Edit -&gt; Options – справа глобальные настройки. Выставил по умолчанию UTF-8.</text:p>
      <text:p text:style-name="_5f_text">Изменить редактор для коммитов на Notepad++.</text:p>
      <text:p text:style-name="_5f_text">Git Bash:</text:p>
      <text:p text:style-name="_5f_text">git config --global core.editor "'c:\Program Files (x86)\Notepad++\notepad++.exe' -multiInst -notabbar -nosession -noPlugin"</text:p>
      <text:p text:style-name="_5f_text">Новая жизнь репозитория</text:p>
      <text:p text:style-name="_5f_text">Чтобы начать с начала (история точно не нужна) нужно сначала склонировать репозиторий в папку. Потом перейти на ветку с которой необходимо создать новый репозиторий. Удалить папку .git. Сделать git init. Затем делаем стартовый коммит. Создаем ветку develop.</text:p>
      <text:p text:style-name="_5f_text">Создаем репо в облаке. Обозначаем адрес удаленного сервера</text:p>
      <text:p text:style-name="_5f_text">Переходим туда и начинаем разработку.</text:p>
      <text:p text:style-name="_5f_text"><text:soft-page-break/>Ветвление</text:p>
      <text:p text:style-name="_5f_text">Ветвление больше напоминает не дерево, ветки железнодорожных путей.</text:p>
      <text:p text:style-name="_5f_text">Согласно рабочей схемы основная ветка не master, а develop.</text:p>
      <text:p text:style-name="_5f_text">В ветке develop ведется основная работа. Он неё ветвятся feature branches – ветки с осмысленными названиями в которых разрабатываются дополнительные функции программы а потом сливаются с основной веткой <text:s/>develop. Количество этих веток может быть много. </text:p>
      <text:p text:style-name="_5f_text">Из <text:s/>develop создается одна ветка release, которая фактически является веткой устранения грубых ошибок. В процессе устранения release регулярно сливается с веткой <text:s/>develop. После устранения всех найденных ошибок release сливается с <text:s/>master и <text:s/>develop. В master создается релиз Х.0. Устранение ошибок в рабочих версиях осуществляется в ветке hotfix, с последующим слиянием с <text:s/>master и <text:s/>develop.</text:p>
      <text:p text:style-name="_5f_text">Создаем ветку develop. Физически создается копия ссылки на последний коммит. Теперь ссылка master и develop указывают на один и тот же коммит. А указатель HEAD на master.</text:p>
      <text:p text:style-name="_5f_text">git branch develop</text:p>
      <text:p text:style-name="_5f_text">Переходим на ветку develop. Физически указатель HEAD стал указывать на develop. HEAD это указатель на текущий указатель.</text:p>
      <text:p text:style-name="_5f_text">git checkout develop</text:p>
      <text:p text:style-name="_5f_text">Теперь указатель master будет указывать на последнюю рабочую версию. И сдвинется на следующий коммит только после слияния с ним какой либо ветки.</text:p>
      <text:p text:style-name="_5f_text">Переходим на ветку <text:s/>develop. Теперь ссылка HEAD. Будет указывать на ссылку inifile. Теперь при каждом новом коммите будет перемещаться два указателя: <text:s/>inifile и HEAD, а develop останется указывать на коммит, где произошло ветвление.</text:p>
      <text:p text:style-name="_5f_text">Слияние веток</text:p>
      <text:p text:style-name="_5f_text">Для слияние веток переходим на ветку, в которую сливаем. Это develop.</text:p>
      <text:p text:style-name="_5f_text">git checkout master</text:p>
      <text:p text:style-name="_5f_text">Далее сливаем в неё ветку <text:s/>develop</text:p>
      <text:p text:style-name="_5f_text">git merge develop</text:p>
      <text:p text:style-name="_5f_text"/>
      <text:p text:style-name="_5f_text"/>
      <text:p text:style-name="_5f_text">По волшебной схеме создаем ветку develop.</text:p>
      <text:p text:style-name="_5f_text">git branch develop</text:p>
      <text:p text:style-name="_5f_text">Переходим на ветку develop.</text:p>
      <text:p text:style-name="_5f_text"/>
      <text:p text:style-name="_5f_text">Что у нас с репозиторием? В каком он состоянии?</text:p>
      <text:p text:style-name="_5f_text">git push bitbucket master</text:p>
      <text:p text:style-name="_5f_text">спрашивает имя и пароль</text:p>
      <text:p text:style-name="_5f_text">сбоит. Клонируем взад.</text:p>
      <text:p text:style-name="_5f_text">git clone https://SanMaster@bitbucket.org/SanMaster/order d:\order</text:p>
      <text:p text:style-name="_5f_text">Удобно запускать Git Bash из под Git Gui. Открывается сразу в нужном репозитории.</text:p>
      <text:p text:style-name="_5f_text">Visualize All Branch History – визуализация дерева.</text:p>
      <text:p text:style-name="_5f_text"/>
      <text:p text:style-name="_5f_text">1. Связать локальные файлы с репозиторием.</text:p>
      <text:p text:style-name="_5f_text"/>
      <text:p text:style-name="_5f_text"/>
      <text:p text:style-name="_5f_text">FAQ</text:p>
      <text:p text:style-name="_5f_text">Свой сервер GIT</text:p>
      <text:p text:style-name="_5f_text">Настройка git</text:p>
      <text:p text:style-name="_5f_text">Удаленное хранилище</text:p>
      <text:p text:style-name="_5f_text">Клонирование</text:p>
      <text:p text:style-name="_5f_text">Тяни толкай на удаленный репозиторий ветки </text:p>
      <text:p text:style-name="_5f_text">Ветвление</text:p>
      <text:p text:style-name="_5f_text">Восстановление и откат</text:p>
      <text:p text:style-name="_5f_text"/>
      <text:p text:style-name="_5f_text">Начинаем</text:p>
      <text:p text:style-name="_5f_text">Создаем пустой репо на своем сервере.</text:p>
      <text:p text:style-name="_5f_text">Переходим в новый каталог. Создаем пустую базу репозитория.</text:p>
      <text:p text:style-name="_5f_text">git init</text:p>
      <text:p text:style-name="_5f_text"/>
      <text:p text:style-name="_5f_text">Отключение </text:p>
      <text:p text:style-name="_5f_text">git config --global core.autocrlf false</text:p>
      <text:p text:style-name="_5f_text"><text:soft-page-break/>Бродим по истории</text:p>
      <text:p text:style-name="_5f_text">Сначала нужно найти дорогу.</text:p>
      <text:p text:style-name="_5f_text">git log<text:tab/><text:tab/># в прошлое</text:p>
      <text:p text:style-name="_5f_text">git log --all <text:tab/># вся истоия</text:p>
      <text:p text:style-name="_5f_text">Теперь можно идти. Достаточно нескольких первых символов хэш кода.</text:p>
      <text:p text:style-name="_5f_text">git checkout 734713b <text:s/># Перенос указателя HEAD</text:p>
      <text:p text:style-name="_5f_text">Нужно вернуться назад. Указатель develop или master указывают на последнний коммит:</text:p>
      <text:p text:style-name="_5f_text">git checkout develop</text:p>
      <text:p text:style-name="_5f_text"/>
      <text:p text:style-name="_5f_text">Правим баги</text:p>
      <text:p text:style-name="_5f_text">(progit ст.53-54)</text:p>
      <text:p text:style-name="_5f_text">Делаем ответвления для исправления бага. Пусть это будет вылет по ошибке 53. Создаем ветку и уходим на неё: </text:p>
      <text:p text:style-name="_5f_text">git branch error53</text:p>
      <text:p text:style-name="_5f_text">git checkout error53</text:p>
      <text:p text:style-name="_5f_text">Или можно так - сразу создаём и уходим на нашу ветку.</text:p>
      <text:p text:style-name="_5f_text">git checkout -b 'error53'</text:p>
      <text:p text:style-name="_5f_text">Вдруг появилась ещё одна ошибка. Комитим текущую работу. Переходим на master. Делаем ещё одну ветку. Начинаем работать.</text:p>
      <text:p text:style-name="_5f_text">git checkout master</text:p>
      <text:p text:style-name="_5f_text">git branch fatal</text:p>
      <text:p text:style-name="_5f_text">git checkout fatal</text:p>
      <text:p text:style-name="_5f_text">Чтобы продолжить работать с первой ошибкой, комитим и уходим на error53.</text:p>
      <text:p text:style-name="_5f_text">git checkout <text:s/>error53</text:p>
      <text:p text:style-name="_5f_text">Если ошибка 53 исправлена, то снова коммитим, уходим на master и сливаем ветку error53 с веткой master.</text:p>
      <text:p text:style-name="_5f_text">git checkout master</text:p>
      <text:p text:style-name="_5f_text">git merge <text:s text:c="2"/>error53</text:p>
      <text:p text:style-name="_5f_text">Тоже делаем с веткой fatal после исправления.</text:p>
      <text:p text:style-name="_5f_text">Восстановление и откат</text:p>
      <text:p text:style-name="_5f_text">Отмена изменений файла</text:p>
      <text:p text:style-name="_5f_text">git checkout -- &lt;файл&gt; # откатить все изменения</text:p>
      <text:p text:style-name="_5f_text">Откат к последненму коммиту</text:p>
      <text:p text:style-name="_5f_text">git reset --hard # восстановить последний коммит</text:p>
      <text:p text:style-name="_5f_text"/>
      <text:p text:style-name="_5f_text"/>
      <text:p text:style-name="_5f_text">Индексирование файлов</text:p>
      <text:p text:style-name="_5f_text">Перед создание общего снимка проектной папки необходимо создать снимки каждого файла в папке. Эта процедура называется индексированием. Индексирование можно делать не файлу, всем файлам в папке всей папке проекта и т.д.:</text:p>
      <text:p text:style-name="_5f_text">git add &lt;файл&gt;</text:p>
      <text:p text:style-name="_5f_text">git add &lt;каталог&gt;</text:p>
      <text:p text:style-name="_5f_text">git add .</text:p>
      <text:p text:style-name="_5f_text">Проблемы индексации</text:p>
      <text:p text:style-name="_5f_text">Не всё так просто. Файлы могут быть не только изменены, но и удалены, перемещены, переименованы, добавлены и т. д. Git строго смотрит за этим и просит подтвердить всё эти изменения соответствующими командами. Состояние можно посмотреть командой:</text:p>
      <text:p text:style-name="_5f_text">git status</text:p>
      <text:p text:style-name="_5f_text">Все команды подтверждения отображаются в листинге команды. <text:s/>Ниже список некоторых команд: </text:p>
      <text:p text:style-name="_5f_text">git rm &lt;файл&gt; <text:tab/><text:tab/># отменить слежку за удаленным файлом</text:p>
      <text:p text:style-name="_5f_text">git rm -r &lt;каталог&gt; <text:tab/># рекурсивно</text:p>
      <text:p text:style-name="_5f_text"/>
      <text:p text:style-name="_5f_text">Фиксация</text:p>
      <text:p text:style-name="_5f_text">Фиксация — сохранение образа проектной папки в базе данных git. Все существующие файлы и структура размещения файлов по папкам запоминается в базе данных и этой фиксации присваивается уникальный номер. По этому номеру всегда можно восстановить образ проектной папки из базы данных.</text:p>
      <text:p text:style-name="_5f_text">git commit</text:p>
      <text:p text:style-name="_5f_text">Должен текстовой редактор в котором записаны все коментарии. Как настроить другой редактор см НАСТРОЙКА git.</text:p>
      <text:p text:style-name="_5f_text">git commit -m 'комментарий к образу'</text:p>
      <text:p text:style-name="_5f_text">После этой этого команда get status будет сообщать:</text:p>
      <text:p text:style-name="_5f_text">On branch master</text:p>
      <text:p text:style-name="_5f_text"><text:soft-page-break/>nothing to commit, working directory clean</text:p>
      <text:p text:style-name="_5f_text">Фиксировать нечего. Рабочая папка чистая.</text:p>
      <text:p text:style-name="_5f_text">Чтобы отменить последнюю фиксацию, но оставить изменения:</text:p>
      <text:p text:style-name="_5f_text">git reset --soft HEAD^</text:p>
      <text:p text:style-name="_5f_text">Забыл вставить в коммит</text:p>
      <text:p text:style-name="_5f_text">git add &lt;файл&gt;</text:p>
      <text:p text:style-name="_5f_text">git commit --amend</text:p>
      <text:p text:style-name="_5f_text">Внимание! Откроется редактор. Там будет общий комментарий. Выход сочетание ':q'. В последний коммит добавится файл.</text:p>
      <text:p text:style-name="_5f_text">Просмотр коммитов</text:p>
      <text:p text:style-name="_5f_text">q (выход из less, когда на экране появляется END)</text:p>
      <text:p text:style-name="_5f_text">История в обратном порядке:</text:p>
      <text:p text:style-name="_5f_text">git log</text:p>
      <text:p text:style-name="_5f_text">В одну строку</text:p>
      <text:p text:style-name="_5f_text">git log --pretty=oneline</text:p>
      <text:p text:style-name="_5f_text">В формате</text:p>
      <text:p text:style-name="_5f_text">git log --pretty=format:"%h - %an, %ar : %s"</text:p>
      <text:p text:style-name="_5f_text"/>
      <text:p text:style-name="_5f_text">git log --pretty=format:"%h %ad | %s%d" --graph --date=short</text:p>
      <text:p text:style-name="_5f_text">%h - Хеш коммита</text:p>
      <text:p text:style-name="_5f_text">%ad - Дата автора (формат соответствует параметру --date=)</text:p>
      <text:p text:style-name="_5f_text">%s<text:tab/>Комментарий</text:p>
      <text:p text:style-name="_5f_text">Удаление коммитов</text:p>
      <text:p text:style-name="_5f_text">Делаем</text:p>
      <text:p text:style-name="_5f_text">git rebase -i HEAD~3</text:p>
      <text:p text:style-name="_5f_text">чтобы вызвать в редактор три последних коммита. Удаляем ненужный.</text:p>
      <text:p text:style-name="_5f_text">Нужно только переместится в нужную ветку. </text:p>
      <text:p text:style-name="_5f_text">Ветвление</text:p>
      <text:p text:style-name="_5f_text"/>
      <text:p text:style-name="_5f_text">Уплотнение коммитов</text:p>
      <text:p text:style-name="_5f_text"/>
      <text:p text:style-name="_5f_text"/>
      <text:p text:style-name="_5f_text">Сброс ветки на удалённый репозиторий</text:p>
      <text:p text:style-name="_5f_text">Общая форма. Псевдоним origin – адрес удаленного сайта.</text:p>
      <text:p text:style-name="_5f_text">git push origin &lt;ветка&gt;</text:p>
      <text:p text:style-name="_5f_text">git push origin master</text:p>
      <text:p text:style-name="_5f_text">git push origin develop</text:p>
      <text:p text:style-name="_5f_text">Обязательно спросит пароль hy3KU4Hv7kH5. Процесс сброса будет отображен на экране или скажет Already up-to-date (уже было обновлено). </text:p>
      <text:p text:style-name="_5f_text">Чтобы запомнить пароль для винды</text:p>
      <text:p text:style-name="_5f_text">git config --global credential.helper wincred</text:p>
      <text:p text:style-name="_5f_text"/>
      <text:p text:style-name="_5f_text">Вытягивание ветки</text:p>
      <text:p text:style-name="_5f_text">Общая форма. Псевдоним origin – адрес удаленного сайта.</text:p>
      <text:p text:style-name="_5f_text">git pull origin &lt;ветка&gt;</text:p>
      <text:p text:style-name="_5f_text">git pull origin master</text:p>
      <text:p text:style-name="_5f_text">git pull origin develop</text:p>
      <text:p text:style-name="_5f_text">Что такое <text:s/>origin, master и т. д. Основные псеводонимы можно посмотреть в .git/config. они автоматически подставляются в командную строку:</text:p>
      <text:p text:style-name="_5f_text">[remote "origin"]<text:line-break/><text:tab/>url = https://klimov1853@code.google.com/p/order-delphi<text:line-break/><text:tab/>fetch = +refs/heads/*:refs/remotes/origin/*</text:p>
      <text:p text:style-name="_5f_text">[branch "master"]<text:line-break/><text:tab/>remote = origin<text:line-break/><text:tab/>merge = refs/heads/master</text:p>
      <text:p text:style-name="_5f_text">[branch "develop"]<text:line-break/><text:tab/>remote = origin<text:line-break/><text:tab/>merge = refs/heads/develop</text:p>
      <text:p text:style-name="_5f_text"/>
      <text:p text:style-name="_5f_text"><text:soft-page-break/></text:p>
      <text:p text:style-name="_5f_text">Работа с файлами</text:p>
      <text:p text:style-name="_5f_text">Работаем с файлами.</text:p>
      <text:p text:style-name="_5f_text">В конце рабочей сессии перед коммитом смотрим что мы наработали.</text:p>
      <text:p text:style-name="_5f_text"/>
      <text:p text:style-name="_5f_text">#--- Git Bash -----------------------------------------------------------------------</text:p>
      <text:p text:style-name="_5f_text">git status</text:p>
      <text:p text:style-name="_5f_text">#--- Git Bash -----------------------------------------------------------------------</text:p>
      <text:p text:style-name="_5f_text"/>
      <text:p text:style-name="_5f_text">Будет выведен список файлов с пояснениями что необходимо сделать, чтобы с каждым файлом.</text:p>
      <text:p text:style-name="_5f_text"/>
      <text:p text:style-name="_5f_text">Если нужен откат файла, то:</text:p>
      <text:p text:style-name="_5f_text"/>
      <text:p text:style-name="_5f_text">git checkout — &lt;имя файла&gt; #два маленьких тире, а не один большой</text:p>
      <text:p text:style-name="_5f_text"/>
      <text:p text:style-name="_5f_text"/>
      <text:p text:style-name="_5f_text"/>
      <text:p text:style-name="_5f_text"/>
      <text:p text:style-name="_5f_text">=============================</text:p>
      <text:p text:style-name="_5f_text">СОЗДАНИЕ И ПОЛУЧЕНИЕ РЕПОЗИТОРИЕВ</text:p>
      <text:p text:style-name="_5f_text">=============================</text:p>
      <text:p text:style-name="_5f_text"/>
      <text:p text:style-name="_5f_text">СОЗДАНИЕ</text:p>
      <text:p text:style-name="_5f_text">========</text:p>
      <text:p text:style-name="_5f_text"/>
      <text:p text:style-name="_5f_text">Для глобального проекта заводим репозиторий Создание репозитория на https://code.google.com/intl/ru/</text:p>
      <text:p text:style-name="_5f_text">Инструкция по созданию там же.</text:p>
      <text:p text:style-name="_5f_text"/>
      <text:p text:style-name="_5f_text">ПРАКТИКА:</text:p>
      <text:p text:style-name="_5f_text">---------</text:p>
      <text:p text:style-name="_5f_text">Создание репозитория для программы orders.</text:p>
      <text:p text:style-name="_5f_text">- Заходим на https://code.google.com/intl/ru/</text:p>
      <text:p text:style-name="_5f_text">- ищем на сайте ссылку "Create a new project" и нажимаем</text:p>
      <text:p text:style-name="_5f_text">- на новой странице:</text:p>
      <text:p text:style-name="_5f_text"><text:tab/>Project name - название проекта. это будет названием папки по умолчанию: order-delphi</text:p>
      <text:p text:style-name="_5f_text"><text:tab/>Project summary - краткое описание проекта: To organize the design process</text:p>
      <text:p text:style-name="_5f_text"><text:tab/>Description - полное описание проекта: Creating a virtual queue of orders. Accounting for time-layout. Keeping order history.</text:p>
      <text:p text:style-name="_5f_text"><text:tab/>Version control system - Git</text:p>
      <text:p text:style-name="_5f_text"><text:tab/>Source code license - GNU GPL 3 (за свободные проекты денег не берут)</text:p>
      <text:p text:style-name="_5f_text"><text:tab/>Project label(s) - ключевые слова для поиска другими программистами: Delphi MySQL Windows</text:p>
      <text:p text:style-name="_5f_text">- нажимаем кнопку создать проект</text:p>
      <text:p text:style-name="_5f_text"/>
      <text:p text:style-name="_5f_text">На странице https://code.google.com/intl/ru/ в Избранных появляется order-delphi</text:p>
      <text:p text:style-name="_5f_text"/>
      <text:p text:style-name="_5f_text"/>
      <text:p text:style-name="_5f_text"/>
      <text:p text:style-name="_5f_text"/>
      <text:p text:style-name="_5f_text">ПОЛУЧЕНИЕ</text:p>
      <text:p text:style-name="_5f_text">=========</text:p>
      <text:p text:style-name="_5f_text"/>
      <text:p text:style-name="_5f_text">git clone URL каталог</text:p>
      <text:p text:style-name="_5f_text"/>
      <text:p text:style-name="_5f_text">Как получить с https://code.google.com/hosting/</text:p>
      <text:p text:style-name="_5f_text">- В правом углу выпадающий список Избранное все мои проекты.</text:p>
      <text:p text:style-name="_5f_text">- Выбираем order-delphi</text:p>
      <text:p text:style-name="_5f_text">- Заходим на вкладку Source видим команду для клонирования репозитория git clone git clone </text:p>
      <text:p text:style-name="_5f_text">https://klimov1853@code.google.com/p/order-delphi/</text:p>
      <text:p text:style-name="_5f_text"/>
      <text:p text:style-name="_5f_text"><text:soft-page-break/>Клонируем в каталог "C:\order-delphi". Обратный слешь обязательно в кавычках.</text:p>
      <text:p text:style-name="_5f_text">Для URL кавычки тоже не помешают. Если не указать папку, то в текущей папке создастся папка с названием проекта.</text:p>
      <text:p text:style-name="_5f_text">git clone "https://klimov1853@code.google.com/p/order-delphi" "C:\order-delphi"</text:p>
      <text:p text:style-name="_5f_text">чтоб постоянно не просил пароль, сделай в домашней директории файлик</text:p>
      <text:p text:style-name="_5f_text">_netrc (для винды) или .netrc (для юниксов)</text:p>
      <text:p text:style-name="_5f_text">с содержимым:</text:p>
      <text:p text:style-name="_5f_text"/>
      <text:p text:style-name="_5f_text">machine code.google.com login klimov1853@gmail.com password kQ6Ps3aA5cS8</text:p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>Обратная команда git reset</text:p>
      <text:p text:style-name="_5f_text"/>
      <text:p text:style-name="_5f_text"/>
      <text:p text:style-name="_5f_text">ИГНОРИРОВАНИЕ ФАЙЛОВ</text:p>
      <text:p text:style-name="_5f_text">====================</text:p>
      <text:p text:style-name="_5f_text"/>
      <text:p text:style-name="_5f_text">Файл .gitignore</text:p>
      <text:p text:style-name="_5f_text">Список что git игнорирует при индексации.</text:p>
      <text:p text:style-name="_5f_text"/>
      <text:p text:style-name="_5f_text"/>
      <text:p text:style-name="_5f_text">ФИКСАЦИЯ СЛЕПКА</text:p>
      <text:p text:style-name="_5f_text">===============</text:p>
      <text:p text:style-name="_5f_text"/>
      <text:p text:style-name="_5f_text">git commit -m "комментарий"</text:p>
      <text:p text:style-name="_5f_text"/>
      <text:p text:style-name="_5f_text"/>
      <text:p text:style-name="_5f_text">СОХРАНЕНИЕ В УДАЛЕННЫЙ РЕПОЗИТОРИЙ</text:p>
      <text:p text:style-name="_5f_text">==================================</text:p>
      <text:p text:style-name="_5f_text"/>
      <text:p text:style-name="_5f_text">git push origin master</text:p>
      <text:p text:style-name="_5f_text"/>
      <text:p text:style-name="_5f_text">origin - это алиас удаленного репозитория.</text:p>
      <text:p text:style-name="_5f_text">master - название ветки</text:p>
      <text:p text:style-name="_5f_text"/>
      <text:p text:style-name="_5f_text">пароль kQ6Ps3aA5cS8</text:p>
      <text:p text:style-name="_5f_text"/>
      <text:p text:style-name="_5f_text"/>
      <text:p text:style-name="_5f_text">work in a branch RELEASE</text:p>
      <text:p text:style-name="_5f_text"/>
      <text:p text:style-name="_5f_text">work in a branch HOTFIX</text:p>
      <text:p text:style-name="_5f_text"/>
      <text:p text:style-name="_5f_text">work in a branch MASTER</text:p>
      <text:p text:style-name="_5f_text"/>
      <text:p text:style-name="_5f_text"/>
      <text:p text:style-name="_5f_text"/>
      <text:p text:style-name="_5f_text"/>
      <text:p text:style-name="_5f_text">Удаленное хранилище</text:p>
      <text:p text:style-name="_5f_text">Если грубо, то удаленное хранилище это копия локального в «другом» месте. Можно копировать туда-сюда весь репозиторий (clone) или кусками (pull и push).</text:p>
      <text:p text:style-name="_5f_text">Данные передаются по разным протоколам:</text:p>
      <text:p text:style-name="_5f_text">локальный: <text:tab/>/opt/git/project.git</text:p>
      <text:p text:style-name="_5f_text">ssh:<text:tab/><text:tab/>ssh://user@server:project.git или user@server:project.git</text:p>
      <text:p text:style-name="_5f_text">git<text:tab/> <text:tab/>git://example.com/gitproject.git</text:p>
      <text:p text:style-name="_5f_text"><text:soft-page-break/>http(s)<text:tab/> <text:tab/>http://example.com/gitproject.git</text:p>
      <text:p text:style-name="_5f_text">Достоинства и недостатки см. Progit.pdf.</text:p>
      <text:p text:style-name="_5f_text">Для протокола git нужно устанавливать сервер git!</text:p>
      <text:p text:style-name="_5f_text"/>
      <text:p text:style-name="_5f_text">Локальное хранилище (на сервере)</text:p>
      <text:p text:style-name="_5f_text">1. Выбрать место для хранения.</text:p>
      <text:p text:style-name="_5f_text">2. Создать файловую структуру. Корень GIT, каталоги внутри по названию проектов.</text:p>
      <text:p text:style-name="_5f_text">3. Создать «голый» репозиторий. В git переходим в любую пустую папку. Запускаем команду:</text:p>
      <text:p text:style-name="_5f_text">git --bare init</text:p>
      <text:p text:style-name="_5f_text">Появились 4 папки и 3 файла — «голый» репозиторий.</text:p>
      <text:p text:style-name="_5f_text">4. Содержимое папки скопировать во все пустые папки проектов. Теперь в каждой папке на сервере у нас куча пустых репозитариев.</text:p>
      <text:p text:style-name="_5f_text"/>
      <text:p text:style-name="_5f_text">Как работать</text:p>
      <text:p text:style-name="_5f_text">Команды clone push и pull.</text:p>
      <text:p text:style-name="_5f_text">1. Создаем псевдонимы для длинных названий репозиторий:</text:p>
      <text:p text:style-name="_5f_text">$ git remote add sserver \\SSERVER\soft\GIT\staff_html</text:p>
      <text:p text:style-name="_5f_text">$ git remote -v</text:p>
      <text:p text:style-name="_5f_text">sserver //SSERVER/soft/GIT/staff_html (fetch)</text:p>
      <text:p text:style-name="_5f_text">sserver //SSERVER/soft/GIT/staff_html (push)</text:p>
      <text:p text:style-name="_5f_text">Чтобы сбросить ветку в репо, нужно набрать команду:</text:p>
      <text:p text:style-name="_5f_text">$ git push sserver master</text:p>
      <text:p text:style-name="_5f_text">Если логин есть на сервере, то просто в репо будет записана ветка master, иначе перед записью попрости пароль.</text:p>
      <text:p text:style-name="_5f_text">Удалить ошибочный псевдоним можно командой:</text:p>
      <text:p text:style-name="_5f_text">$ git remote rm psevd </text:p>
      <text:p text:style-name="_5f_text"/>
      <text:p text:style-name="_5f_text">Клонирование</text:p>
      <text:p text:style-name="_5f_text">git clone "https://klimov1853@code.google.com/p/superstaff-delphi" staff</text:p>
      <text:p text:style-name="_5f_text">git clone "https://klimov1853@code.google.com/p/vacant-collector" vacant</text:p>
      <text:p text:style-name="_5f_text"/>
      <text:p text:style-name="_5f_text">Как посмотреть коммиты что в репозитории?</text:p>
      <text:p text:style-name="_5f_text"/>
      <text:p text:style-name="_5f_text"/>
      <text:p text:style-name="_5f_text">git fetch [имя удал. Сервера]</text:p>
      <text:p text:style-name="_5f_text">git <text:s/>fetch origin develop</text:p>
      <text:p text:style-name="_5f_text"/>
      <text:p text:style-name="_5f_text"/>
      <text:p text:style-name="_5f_text"/>
      <text:p text:style-name="_5f_text">-Select Components галочку на One the Desktop? чтобы на столе ссылка установилась.</text:p>
      <text:p text:style-name="_5f_text">-Use Git Bash only</text:p>
      <text:p text:style-name="_5f_text">-Use OpenSSH</text:p>
      <text:p text:style-name="_5f_text">-Checkout as-is, commit as-is (чтобы с переводиами строк не мудрила)</text:p>
      <text:p text:style-name="_5f_text"/>
      <text:p text:style-name="_5f_text">На столе появляется ссылка на GIT для работы с командной строкой.</text:p>
      <text:p text:style-name="_5f_text"/>
      <text:p text:style-name="_5f_text">Как получить помощь?</text:p>
      <text:p text:style-name="_5f_text">git help &lt;команда&gt;</text:p>
      <text:p text:style-name="_5f_text">УСТАНОВКА</text:p>
      <text:p text:style-name="_5f_text">скачать и установить</text:p>
      <text:p text:style-name="_5f_text">Установка git в Windows</text:p>
      <text:p text:style-name="_5f_text">=======================</text:p>
      <text:p text:style-name="_5f_text">Качаем на http://git-scm.com</text:p>
      <text:p text:style-name="_5f_text"/>
      <text:p text:style-name="_5f_text">-Ставим в C:\Git (на случай если приспичит patch в системе дописать, чтобы с именеми не трахатся)</text:p>
      <text:p text:style-name="_5f_text">-Select Components галочку на One the Desktop? чтобы на столе ссылка установилась.</text:p>
      <text:p text:style-name="_5f_text">-Use Git Bash only</text:p>
      <text:p text:style-name="_5f_text">-Use OpenSSH</text:p>
      <text:p text:style-name="_5f_text">-Checkout as-is, commit as-is (чтобы с переводиами строк не мудрила)</text:p>
      <text:p text:style-name="_5f_text"/>
      <text:p text:style-name="_5f_text"><text:soft-page-break/>На столе появляется ссылка на GIT для работы с командной строкой.</text:p>
      <text:p text:style-name="_5f_text"/>
      <text:p text:style-name="_5f_text">СКЛЕРОЗ!!! </text:p>
      <text:p text:style-name="_5f_text">==========</text:p>
      <text:p text:style-name="_5f_text"/>
      <text:p text:style-name="_5f_text"/>
      <text:p text:style-name="_5f_text"/>
      <text:p text:style-name="_5f_text">Настройка git bash</text:p>
      <text:p text:style-name="_5f_text"><text:tab/>Папка по умолчанию.</text:p>
      <text:p text:style-name="_5f_text">При запуске удобно, чтобы git bash запускался по-умолчанию не в домашнем каталоге, а в рабочем. Правой мышкой на git bash выбираем Свойства и меняем Рабочую папку на нужную.</text:p>
      <text:p text:style-name="_5f_text"><text:tab/>Вставить текст</text:p>
      <text:p text:style-name="_5f_text">Вставить в окно из буфера обмена --&gt; Shift-Insert</text:p>
      <text:p text:style-name="_5f_text"/>
      <text:p text:style-name="_5f_text"><text:tab/>Скопировать текст</text:p>
      <text:p text:style-name="_5f_text">Скопировать из окна в буфер обмена: Иконка → Изменить → Пометить. Выделить нужное и нажать Enter.</text:p>
      <text:p text:style-name="_5f_text"/>
      <text:p text:style-name="_5f_text"><text:tab/>Ширина окна</text:p>
      <text:p text:style-name="_5f_text">Окно Свойство → Расположение → Ширина</text:p>
      <text:p text:style-name="_5f_text">НАСТРОЙКА git</text:p>
      <text:p text:style-name="_5f_text">Добавить имя для всех репозиториев</text:p>
      <text:p text:style-name="_5f_text">git config --global user.name "Klimov Valeri"</text:p>
      <text:p text:style-name="_5f_text">Добавить e-mail для всех репозиториев</text:p>
      <text:p text:style-name="_5f_text">git config --global user.email va-klimov@mail.ru</text:p>
      <text:p text:style-name="_5f_text">Отключить коррекцию переноса строк</text:p>
      <text:p text:style-name="_5f_text">git config --global core.autocrlf false</text:p>
      <text:p text:style-name="_5f_text">Убрать контроль прав доступ на файлы</text:p>
      <text:p text:style-name="_5f_text">git config core.filemode false</text:p>
      <text:p text:style-name="_5f_text">Нужно отключить представление имен файлов в кодировке Unicode в виде кодов символов, то есть в виде «\nnn\nnn…». </text:p>
      <text:p text:style-name="_5f_text">git config --global core.quotepath off</text:p>
      <text:p text:style-name="_5f_text">Изменить редактор для git</text:p>
      <text:p text:style-name="_5f_text">git config --global core.editor "'C:/Notepad++/notepad++.exe' -multiInst -notabbar -nosession -noPlugin"</text:p>
      <text:p text:style-name="_5f_text">Показать используемые настройки</text:p>
      <text:p text:style-name="_5f_text">git config --list</text:p>
      <text:p text:style-name="_5f_text"/>
      <text:p text:style-name="_5f_text"/>
      <text:p text:style-name="_5f_text">Хранилище</text:p>
      <text:p text:style-name="_5f_text">Репозиторий, хранилище — место, где хранятся и поддерживаются какие-либо данные. Далее по тексту будем использовать слово хранилище, как рекомендовано для русского языка. В git практикуются локальные и удаленные хранилища. Локальные хранилища в git считаются основными. Удаленные хранилища используются для передачи <text:s/>информации между локальными хранилищами.</text:p>
      <text:p text:style-name="_5f_text">Создание Локального хранилища</text:p>
      <text:p text:style-name="_5f_text">Git создает базу данных хранилища в корневой папке. База лежит в папке .git. Создание локального хранилища — это создание в проектной папке базы данных git.</text:p>
      <text:p text:style-name="_5f_text">Переходим в папку. Создаем пустую БД и разрешаем использование русской кодировки:</text:p>
      <text:p text:style-name="_5f_text">git init</text:p>
      <text:p text:style-name="_5f_text">git config core.quotepath false</text:p>
      <text:p text:style-name="_5f_text">Если есть удаленное хранилище, можно сделать копию в локальном хранилище командой:</text:p>
      <text:p text:style-name="_5f_text">git clone "https://klimov1853@code.google.com/p/region-delphi" "c:\sd"</text:p>
      <text:p text:style-name="_5f_text">Откуда и куда обязательно в кавычках.</text:p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38</meta:editing-cycles>
    <meta:print-date>1970-01-01T03:00:00</meta:print-date>
    <meta:creation-date>2020-05-01T18:23:00</meta:creation-date>
    <dc:date>2020-10-02T08:19:24.413000000</dc:date>
    <meta:editing-duration>PT7H18M6S</meta:editing-duration>
    <meta:generator>LibreOffice/7.0.1.2$Windows_X86_64 LibreOffice_project/7cbcfc562f6eb6708b5ff7d7397325de9e764452</meta:generator>
    <meta:document-statistic meta:table-count="0" meta:image-count="0" meta:object-count="0" meta:page-count="10" meta:paragraph-count="404" meta:word-count="2831" meta:character-count="20332" meta:non-whitespace-character-count="17852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